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Vorfomratierte_20__20__20_Abstand_20_nachher">
      <style:text-properties fo:background-color="#ffff00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paragraph-properties fo:background-color="transparent">
        <style:background-image/>
      </style:paragraph-properties>
    </style:style>
    <style:style style:name="P4" style:family="paragraph" style:parent-style-name="Vorformatiert_20_Abstand_20_vorher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background-color="#23ff23"/>
    </style:style>
    <style:style style:name="T3" style:family="text">
      <style:text-properties fo:background-color="#23ff23"/>
    </style:style>
    <style:style style:name="T4" style:family="text">
      <style:text-properties fo:background-color="#00dcff"/>
    </style:style>
    <style:style style:name="T5" style:family="text">
      <style:text-properties fo:background-color="#ffd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lypond &amp; Scheme</text:h>
      <text:h text:style-name="Heading_20_2" text:outline-level="2">Nützliche Funktionen</text:h>
      <text:h text:style-name="Heading_20_3" text:outline-level="3">A-Liste verflachen <text:span text:style-name="Teletype">flatten-alist</text:span></text:h>
      <text:p text:style-name="Preformatted_20_Text">(define-public (<text:span text:style-name="T1">flatten-alist</text:span> alist)</text:p>
      <text:p text:style-name="Preformatted_20_Text"><text:s text:c="2"/>(if (null? alist)</text:p>
      <text:p text:style-name="Preformatted_20_Text"><text:s text:c="6"/>'()</text:p>
      <text:p text:style-name="Preformatted_20_Text"><text:s text:c="6"/>(cons (caar alist)</text:p>
      <text:p text:style-name="Preformatted_20_Text"><text:s text:c="12"/>(cons (cdar alist)</text:p>
      <text:p text:style-name="Vorfomratierte_20__20__20_Abstand_20_nachher"><text:s text:c="18"/>(flatten-alist (cdr alist))))))</text:p>
      <text:h text:style-name="Heading_20_3" text:outline-level="3">Liste verflachen <text:span text:style-name="Teletype">flatten-list</text:span></text:h>
      <text:p text:style-name="Preformatted_20_Text">(define-public (<text:span text:style-name="T1">flatten-list</text:span> x)</text:p>
      <text:p text:style-name="Preformatted_20_Text"><text:s text:c="2"/>"Unnest list."</text:p>
      <text:p text:style-name="Preformatted_20_Text"><text:s text:c="2"/>(let loop ((x x) (tail '()))</text:p>
      <text:p text:style-name="Preformatted_20_Text"><text:s text:c="4"/>(cond ((list? x) (fold-right loop tail x))</text:p>
      <text:p text:style-name="Preformatted_20_Text"><text:s text:c="10"/>((not (pair? x)) (cons x tail))</text:p>
      <text:p text:style-name="Vorfomratierte_20__20__20_Abstand_20_nachher"><text:s text:c="10"/>(else (loop (car x) (loop (cdr x) tail))))))</text:p>
      <text:h text:style-name="Heading_20_3" text:outline-level="3">Änderbare Eigenschaften eines Musikausdrucks</text:h>
      <text:p text:style-name="Preformatted_20_Text">(define (m-props music)</text:p>
      <text:p text:style-name="Vorfomratierte_20__20__20_Abstand_20_nachher"><text:s text:c="2"/>(ly:music-mutable-properties music))</text:p>
      <text:p text:style-name="Standard">Zeigt die veränderbaren Eigenschaften als A-Liste an.</text:p>
      <text:p text:style-name="Standard">In Lilypond könnte das so aussehen:</text:p>
      <text:p text:style-name="Standard"/>
      <text:p text:style-name="Preformatted_20_Text">someNote = { c }</text:p>
      <text:p text:style-name="Preformatted_20_Text"/>
      <text:p text:style-name="Preformatted_20_Text">#(begin</text:p>
      <text:p text:style-name="Preformatted_20_Text"/>
      <text:p text:style-name="Preformatted_20_Text"><text:s text:c="2"/>(define (m-props music)</text:p>
      <text:p text:style-name="Preformatted_20_Text"><text:s text:c="4"/>(ly:music-mutable-properties music))</text:p>
      <text:p text:style-name="Preformatted_20_Text"/>
      <text:p text:style-name="Preformatted_20_Text"><text:s text:c="2"/>(display (m-props someNote))</text:p>
      <text:p text:style-name="Preformatted_20_Text"/>
      <text:p text:style-name="Vorfomratierte_20__20__20_Abstand_20_nachher"><text:s text:c="2"/>)</text:p>
      <text:p text:style-name="Standard">liefert folgenden Output:</text:p>
      <text:p text:style-name="Vorformatiert_20_Abstand_20_vorher">((origin . #&lt;location c:/users/ich/appdata/local/temp/frescobaldi-02qlwz/tmpmr4c3h/document.ly:3:12&gt;) (elements #&lt;Prob: Music C++: Music((pitch . #&lt;Pitch c &gt;) (duration . #&lt;Duration 4 &gt;) (origin . #&lt;location c:/users/ich/appdata/local/temp/frescobaldi-02qlwz/tmpmr4c3h/document.ly:3:14&gt;))((display-methods #&lt;procedure #f (note)&gt;) (name . NoteEvent) (iterator-ctor . #&lt;primitive-procedure ly:rhythmic-music-iterator::constructor&gt;) (types event note-event rhythmic-event melodic-event)) &gt;</text:p>
      <text:p text:style-name="Vorfomratierte_20__20__20_Abstand_20_nachher">))</text:p>
      <text:p text:style-name="Standard">Ziemlich unübersichtlich. Ich will jetzt rausfinden, welche Noten darin vorkommen. Ich formatiere das mal um, um die Struktur besser zu erkennen:</text:p>
      <text:p text:style-name="P4">(</text:p>
      <text:p text:style-name="Preformatted_20_Text"><text:s text:c="2"/><text:span text:style-name="T2">(</text:span>origin . #&lt;location c:/...h/document.ly:3:12&gt;<text:span text:style-name="T3">)</text:span></text:p>
      <text:p text:style-name="P3"><text:s text:c="2"/><text:span text:style-name="T2">(</text:span>elements #&lt;Prob: Music C++: Music</text:p>
      <text:p text:style-name="Preformatted_20_Text"><text:s text:c="4"/><text:span text:style-name="T4">(</text:span></text:p>
      <text:p text:style-name="Preformatted_20_Text"><text:s text:c="6"/><text:span text:style-name="T5">(</text:span>pitch . #&lt;Pitch c &gt;<text:span text:style-name="T5">)</text:span></text:p>
      <text:p text:style-name="Preformatted_20_Text"><text:s text:c="6"/><text:span text:style-name="T5">(</text:span>duration . #&lt;Duration 4 &gt;<text:span text:style-name="T5">)</text:span></text:p>
      <text:p text:style-name="Preformatted_20_Text"><text:s text:c="6"/><text:span text:style-name="T5">(</text:span>origin . #&lt;location c:/users/..h/document.ly:3:14&gt;<text:span text:style-name="T5">)</text:span></text:p>
      <text:p text:style-name="Preformatted_20_Text"><text:soft-page-break/><text:s text:c="4"/><text:span text:style-name="T4">)</text:span></text:p>
      <text:p text:style-name="Preformatted_20_Text"><text:s text:c="4"/><text:span text:style-name="T4">(</text:span></text:p>
      <text:p text:style-name="Preformatted_20_Text"><text:s text:c="6"/><text:span text:style-name="T5">(</text:span>display-methods #&lt;procedure #f (note)&gt;<text:span text:style-name="T5">)</text:span></text:p>
      <text:p text:style-name="Preformatted_20_Text"><text:s text:c="6"/><text:span text:style-name="T5">(</text:span>name . NoteEvent<text:span text:style-name="T5">)</text:span></text:p>
      <text:p text:style-name="Preformatted_20_Text"><text:s text:c="6"/><text:span text:style-name="T5">(</text:span>iterator-ctor . #&lt;primitive-procedure ly:rhythmic-music-iterator::constructor&gt;<text:span text:style-name="T5">)</text:span></text:p>
      <text:p text:style-name="Preformatted_20_Text"><text:s text:c="6"/><text:span text:style-name="T5">(</text:span>types event note-event rhythmic-event melodic-event<text:span text:style-name="T5">)</text:span></text:p>
      <text:p text:style-name="Preformatted_20_Text"><text:s text:c="4"/><text:span text:style-name="T4">)</text:span> &gt;</text:p>
      <text:p text:style-name="Preformatted_20_Text"><text:s text:c="2"/><text:span text:style-name="T3">)</text:span></text:p>
      <text:p text:style-name="P1">)</text:p>
      <text:p text:style-name="Standard">Klammern gleicher Ebene habe ich gleich eingefärbt. Es gibt 3 Ebenen, auf Ebene1 2 Paare.</text:p>
      <text:p text:style-name="Standard">Erste Ebene:</text:p>
      <text:p text:style-name="Vorformatiert_20_Abstand_20_beidseitig">#(display (car (m-props someNote)))</text:p>
      <text:p text:style-name="Standard">ergibt</text:p>
      <text:p text:style-name="Vorformatiert_20_Abstand_20_beidseitig">(origin . #&lt;location c:/users/....en ly_music-mutable-properties.ly:3:12&gt;)</text:p>
      <text:p text:style-name="Standard">wir interessieren uns für den Rest</text:p>
      <text:p text:style-name="Vorformatiert_20_Abstand_20_beidseitig">#(display (cdr (m-props someNote)))</text:p>
      <text:p text:style-name="P2">(</text:p>
      <text:p text:style-name="Preformatted_20_Text"><text:s text:c="2"/><text:span text:style-name="T3">(</text:span>elements #&lt;Prob: Music C++: Music</text:p>
      <text:p text:style-name="Preformatted_20_Text"><text:s text:c="4"/><text:span text:style-name="T4">(</text:span></text:p>
      <text:p text:style-name="Preformatted_20_Text"><text:s text:c="6"/>(pitch . #&lt;Pitch c &gt;)</text:p>
      <text:p text:style-name="Preformatted_20_Text"><text:s text:c="6"/>(duration . #&lt;Duration 4 &gt;)</text:p>
      <text:p text:style-name="Preformatted_20_Text"><text:s text:c="6"/>(origin . #&lt;location c:/users/... ly_...&gt;)</text:p>
      <text:p text:style-name="Preformatted_20_Text"><text:s text:c="4"/><text:span text:style-name="T4">)</text:span></text:p>
      <text:p text:style-name="Preformatted_20_Text"><text:s text:c="4"/><text:span text:style-name="T4">(</text:span></text:p>
      <text:p text:style-name="Preformatted_20_Text"><text:s text:c="6"/>(display-methods #&lt;procedure #f (note)&gt;)</text:p>
      <text:p text:style-name="Preformatted_20_Text"><text:s text:c="6"/>(name . NoteEvent)</text:p>
      <text:p text:style-name="Preformatted_20_Text"><text:s text:c="6"/>(iterator-ctor . #&lt;primitive-procedure ly:rhythmic-music-iterator::constructor&gt;)</text:p>
      <text:p text:style-name="Preformatted_20_Text"><text:s text:c="6"/>(types event note-event rhythmic-event melodic-event)</text:p>
      <text:p text:style-name="Preformatted_20_Text"><text:s text:c="4"/><text:span text:style-name="T4">)</text:span> &gt;</text:p>
      <text:p text:style-name="Preformatted_20_Text"><text:s text:c="2"/><text:span text:style-name="T3">)</text:span></text:p>
      <text:p text:style-name="P1">)</text:p>
      <text:p text:style-name="Standard">Irgendwann kommt man zum Grund der Sache</text:p>
      <text:p text:style-name="Standard">#(display (m-props someNote))</text:p>
      <text:p text:style-name="Standard">#(newline)</text:p>
      <text:p text:style-name="Standard">#(display (car (cdr (assoc 'elements (m-props someNote)))))</text:p>
      <text:p text:style-name="Standard">#(newline)</text:p>
      <text:p text:style-name="Standard">#(display <text:s/>(cdr (assoc 'elements (m-props someNote))))</text:p>
      <text:p text:style-name="Standard">#(newline)</text:p>
      <text:p text:style-name="Standard">#(display (list? (cdr (assoc 'elements (m-props someNote)))))</text:p>
      <text:p text:style-name="Standard">und merkt, hier geht es so nicht mehr weiter:</text:p>
      <text:p text:style-name="Standard"/>
      <text:p text:style-name="Preformatted_20_Text"/>
      <text:p text:style-name="Vorfomratierte_20__20__20_Abstand_20_nachher"/>
      <text:p text:style-name="Vorformatiert_20_Abstand_20_vorher"/>
      <text:p text:style-name="Preformatted_20_Text"/>
      <text:p text:style-name="First_20_line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Standard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2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style:font-name="Consolas" fo:font-size="9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Vorfomratierte_20__20__20_Abstand_20_nachher" style:display-name="Vorfomratierte   Abstand nachher" style:family="paragraph" style:parent-style-name="Preformatted_20_Text" style:next-style-name="Standard">
      <style:paragraph-properties fo:margin-top="0cm" fo:margin-bottom="0.4cm"/>
    </style:style>
    <style:style style:name="Vorformatiert_20_Abstand_20_vorher" style:display-name="Vorformatiert Abstand vorher" style:family="paragraph" style:parent-style-name="Preformatted_20_Text" style:next-style-name="Preformatted_20_Text">
      <style:paragraph-properties fo:margin-top="0.4cm" fo:margin-bottom="0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Vorformatiert_20_Abstand_20_beidseitig" style:display-name="Vorformatiert Abstand beidseitig" style:family="paragraph" style:parent-style-name="Vorfomratierte_20__20__20_Abstand_20_nachher" style:next-style-name="Standard">
      <style:paragraph-properties fo:margin-top="0.4cm" fo:margin-bottom="0.4cm">
        <style:tab-stops/>
      </style:paragraph-properties>
    </style:style>
    <style:style style:name="Teletype" style:family="text">
      <style:text-properties style:font-name="Courier New" fo:font-size="10pt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ief" style:family="text">
      <style:text-properties style:text-position="sub 58%" style:font-name="Consolas" fo:font-size="13pt" fo:language="zxx" fo:country="none" style:font-name-asian="MS PGothic" style:font-size-asian="10pt" style:language-asian="zxx" style:country-asian="none" style:font-name-complex="Courier New" style:font-size-complex="10pt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0:35:25.36</meta:creation-date>
    <meta:editing-duration>PT5H12M29S</meta:editing-duration>
    <meta:editing-cycles>27</meta:editing-cycles>
    <meta:generator>OpenOffice.org/3.4.1$Win32 OpenOffice.org_project/341m1$Build-9593</meta:generator>
    <dc:date>2016-03-20T22:18:15.84</dc:date>
    <meta:document-statistic meta:table-count="0" meta:image-count="0" meta:object-count="0" meta:page-count="2" meta:paragraph-count="78" meta:word-count="329" meta:character-count="2889"/>
    <meta:user-defined meta:name="Info 1"/>
    <meta:user-defined meta:name="Info 2"/>
    <meta:user-defined meta:name="Info 3"/>
    <meta:user-defined meta:name="Info 4"/>
    <meta:template xlink:type="simple" xlink:actuate="onRequest" xlink:title="SchemeDoku" xlink:href="file:///C:/Users/ich/AppData/Roaming/OpenOffice.org/3/user/template/SchemeDoku.ott" meta:date="2016-03-20T10:35:25.16"/>
  </office:meta>
</office:document-meta>
</file>